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'Helvetica Neue', Helvetica, Arial, sans-serif"/>
    <style:font-face style:name="Lucidasans1" svg:font-family="Lucidasans"/>
    <style:font-face style:name="StarSymbol" svg:font-family="StarSymbol"/>
    <style:font-face style:name="cantarell" svg:font-family="cantarell, sans-serif"/>
    <style:font-face style:name="sans-serif" svg:font-family="sans-serif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text-properties officeooo:paragraph-rsid="000f45fa"/>
    </style:style>
    <style:style style:name="P3" style:family="paragraph" style:parent-style-name="Standard">
      <style:text-properties fo:language="de" fo:country="DE" officeooo:paragraph-rsid="000a1570"/>
    </style:style>
    <style:style style:name="P4" style:family="paragraph" style:parent-style-name="Standard" style:list-style-name="L3">
      <style:text-properties fo:language="de" fo:country="DE" officeooo:paragraph-rsid="000a1570"/>
    </style:style>
    <style:style style:name="P5" style:family="paragraph" style:parent-style-name="Standard" style:list-style-name="L3">
      <style:text-properties fo:language="de" fo:country="DE" officeooo:paragraph-rsid="000b47ba"/>
    </style:style>
    <style:style style:name="P6" style:family="paragraph" style:parent-style-name="Standard" style:list-style-name="L3">
      <style:text-properties fo:language="de" fo:country="DE" officeooo:paragraph-rsid="000de860"/>
    </style:style>
    <style:style style:name="P7" style:family="paragraph" style:parent-style-name="Standard">
      <style:text-properties fo:language="de" fo:country="DE" officeooo:paragraph-rsid="000cd71c"/>
    </style:style>
    <style:style style:name="P8" style:family="paragraph" style:parent-style-name="Standard">
      <style:text-properties fo:language="de" fo:country="DE" officeooo:paragraph-rsid="000b47ba"/>
    </style:style>
    <style:style style:name="P9" style:family="paragraph" style:parent-style-name="Standard">
      <style:text-properties fo:language="de" fo:country="DE" officeooo:paragraph-rsid="000f45fa"/>
    </style:style>
    <style:style style:name="P10" style:family="paragraph" style:parent-style-name="Heading" style:master-page-name="Right_20_Page">
      <style:paragraph-properties style:page-number="auto"/>
      <style:text-properties fo:language="de" fo:country="DE" officeooo:paragraph-rsid="0006076a"/>
    </style:style>
    <style:style style:name="P11" style:family="paragraph" style:parent-style-name="Header">
      <style:text-properties fo:language="de" fo:country="DE"/>
    </style:style>
    <style:style style:name="P12" style:family="paragraph" style:parent-style-name="Header">
      <style:paragraph-properties fo:break-before="page"/>
      <style:text-properties fo:language="de" fo:country="DE"/>
    </style:style>
    <style:style style:name="P13" style:family="paragraph" style:parent-style-name="Footer">
      <style:text-properties fo:language="de" fo:country="DE"/>
    </style:style>
    <style:style style:name="P14" style:family="paragraph" style:parent-style-name="Footer">
      <style:paragraph-properties fo:text-align="center" style:justify-single-word="false"/>
      <style:text-properties fo:language="de" fo:country="DE"/>
    </style:style>
    <style:style style:name="P15" style:family="paragraph" style:parent-style-name="Footer">
      <style:paragraph-properties>
        <style:tab-stops>
          <style:tab-stop style:position="7.752cm" style:type="center"/>
          <style:tab-stop style:position="16.999cm" style:type="right"/>
        </style:tab-stops>
      </style:paragraph-properties>
      <style:text-properties fo:language="de" fo:country="DE"/>
    </style:style>
    <style:style style:name="P16" style:family="paragraph" style:parent-style-name="Footer">
      <style:paragraph-properties>
        <style:tab-stops>
          <style:tab-stop style:position="7.779cm" style:type="center"/>
          <style:tab-stop style:position="16.999cm" style:type="right"/>
        </style:tab-stops>
      </style:paragraph-properties>
      <style:text-properties fo:language="de" fo:country="DE"/>
    </style:style>
    <style:style style:name="P17" style:family="paragraph" style:parent-style-name="Header_20_left">
      <style:text-properties style:font-name="Nimbus Sans L" fo:font-size="12pt" fo:language="de" fo:country="DE" fo:font-weight="bold" style:font-size-asian="12pt" style:font-weight-asian="bold" style:font-size-complex="12pt" style:font-weight-complex="bold"/>
    </style:style>
    <style:style style:name="P18" style:family="paragraph" style:parent-style-name="Autor">
      <style:text-properties fo:language="de" fo:country="DE" officeooo:rsid="0006afd0" officeooo:paragraph-rsid="0006afd0"/>
    </style:style>
    <style:style style:name="P19" style:family="paragraph" style:parent-style-name="Autor-Kontakt">
      <style:text-properties officeooo:paragraph-rsid="0008712f"/>
    </style:style>
    <style:style style:name="P20" style:family="paragraph" style:parent-style-name="Autor-Kontakt">
      <style:text-properties officeooo:paragraph-rsid="000a1570"/>
    </style:style>
    <style:style style:name="P21" style:family="paragraph" style:parent-style-name="Autor-Kontakt">
      <style:text-properties fo:language="de" fo:country="DE" officeooo:paragraph-rsid="0007de48"/>
    </style:style>
    <style:style style:name="P22" style:family="paragraph" style:parent-style-name="Autor-Kontakt">
      <style:text-properties fo:language="de" fo:country="DE" officeooo:paragraph-rsid="0008712f"/>
    </style:style>
    <style:style style:name="P23" style:family="paragraph" style:parent-style-name="Autor-Kontakt">
      <style:text-properties fo:language="de" fo:country="DE" officeooo:paragraph-rsid="000a1570"/>
    </style:style>
    <style:style style:name="P24" style:family="paragraph" style:parent-style-name="Literatur">
      <style:text-properties fo:language="de" fo:country="DE"/>
    </style:style>
    <style:style style:name="P25" style:family="paragraph" style:parent-style-name="Heading_20_4">
      <style:text-properties fo:language="de" fo:country="DE"/>
    </style:style>
    <style:style style:name="T1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06076a"/>
    </style:style>
    <style:style style:name="T5" style:family="text">
      <style:text-properties officeooo:rsid="0006afd0"/>
    </style:style>
    <style:style style:name="T6" style:family="text">
      <style:text-properties officeooo:rsid="0007de48"/>
    </style:style>
    <style:style style:name="T7" style:family="text">
      <style:text-properties officeooo:rsid="0008712f"/>
    </style:style>
    <style:style style:name="T8" style:family="text">
      <style:text-properties officeooo:rsid="000a1570"/>
    </style:style>
    <style:style style:name="T9" style:family="text">
      <style:text-properties fo:language="de" fo:country="DE" officeooo:rsid="0008712f"/>
    </style:style>
    <style:style style:name="T10" style:family="text">
      <style:text-properties fo:language="de" fo:country="DE" officeooo:rsid="000a1570"/>
    </style:style>
    <style:style style:name="T11" style:family="text">
      <style:text-properties fo:language="de" fo:country="DE" officeooo:rsid="000cd71c"/>
    </style:style>
    <style:style style:name="T12" style:family="text">
      <style:text-properties fo:language="de" fo:country="DE" officeooo:rsid="000f45fa"/>
    </style:style>
    <style:style style:name="T13" style:family="text">
      <style:text-properties officeooo:rsid="000b47ba"/>
    </style:style>
    <style:style style:name="T14" style:family="text">
      <style:text-properties officeooo:rsid="000cd71c"/>
    </style:style>
    <style:style style:name="T15" style:family="text">
      <style:text-properties officeooo:rsid="000de860"/>
    </style:style>
    <style:style style:name="T16" style:family="text">
      <style:text-properties officeooo:rsid="000f45f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4">OpenLayers 3 –</text:span><text:span text:style-name="T5"> Einführung, Verwendungsbeispiele und technische Highlights</text:span></text:h>
      <text:p text:style-name="P18">Marc Jansen &amp; Andreas Hocevar</text:p>
      <text:p text:style-name="P3"><text:span text:style-name="T8"/></text:p>
      <text:p text:style-name="P3"><text:span text:style-name="T8">OpenLayers ist eine OpenSource JavaScript Kartenbibliothek mit sehr großer Verbreitung, sowohl innnerhalb von OSGeo-Projekten als auch in privaten wie öffentlichen Webseiten und Internet-/Intranet-Applikationen. Die 2.x-er Versionen der Software werden bis zum heutigen Tage weiterentwickelt und gepflegt. Doch natürlich nagt der Zahn der Zeit auch an OpenLayers: Entwickler und Anwender haben 2014 verständlicherweise andere Ansprüche an digitale Kartenbibliotheken, als dies vor 8 Jahren der Fall war.</text:span></text:p>
      <text:p text:style-name="P3"><text:span text:style-name="T8">Bereits seit einiger Zeit wird daher von der Entwicklergemeinde an OpenLayers 3 gearbeitet, zum Zeitpunkt der Einreichung dieses Artikel ist die aktuellste Version 3.0.0.beta.1.</text:span></text:p>
      <text:p text:style-name="P3"><text:span text:style-name="T8"/></text:p>
      <text:h text:style-name="P25" text:outline-level="4"><text:span text:style-name="T8">Was ist neu bei OpenLayers3?</text:span></text:h>
      <text:p text:style-name="P3"><text:span text:style-name="T8">OpenLayers3 </text:span><text:span text:style-name="T14">(ol3)</text:span><text:span text:style-name="T8"> wurde von Grund auf neu entwickelt und daher ist de facto alles neu an </text:span><text:span text:style-name="T14">der Bibliothek</text:span><text:span text:style-name="T8">.</text:span></text:p>
      <text:p text:style-name="P7"><text:span text:style-name="T14">Architektur, closure</text:span></text:p>
      <text:p text:style-name="P7"><text:span text:style-name="T14">neue renderer</text:span></text:p>
      <text:p text:style-name="P7"><text:span text:style-name="T14">mobile from start</text:span></text:p>
      <text:p text:style-name="P9"><text:span text:style-name="T16">Was noch</text:span></text:p>
      <text:h text:style-name="P25" text:outline-level="4"><text:span text:style-name="T8">Was bleibt gleich?</text:span></text:h>
      <text:p text:style-name="P3"><text:span text:style-name="T8">Auch wenn der Code neu geschrieben wurde, so sind doch die Ziele hinter OpenLayers unverändert:</text:span></text:p>
      <text:list xml:id="list7606943639204658171" text:style-name="L3">
        <text:list-item>
          <text:p text:style-name="P4"><text:span text:style-name="T8">Vielseitig: Die Bibliothek soll zahlreiche Verwendungsmöglichkeiten erlauben</text:span></text:p>
        </text:list-item>
        <text:list-item>
          <text:p text:style-name="P4"><text:span text:style-name="T8">Modern: </text:span><text:span text:style-name="T14">html5 apis, webGl, css3</text:span></text:p>
        </text:list-item>
        <text:list-item>
          <text:p text:style-name="P4"><text:span text:style-name="T8">Performant: </text:span><text:span text:style-name="T14">filesize, internal code</text:span></text:p>
        </text:list-item>
        <text:list-item>
          <text:p text:style-name="P4"><text:span text:style-name="T8">Erweiter</text:span><text:span text:style-name="T14">- und anpass</text:span><text:span text:style-name="T8">bar:</text:span></text:p>
        </text:list-item>
        <text:list-item>
          <text:p text:style-name="P6"><text:span text:style-name="T15">Harmonische API</text:span></text:p>
        </text:list-item>
        <text:list-item>
          <text:p text:style-name="P4"><text:span text:style-name="T8">Standardkonform: </text:span><text:span text:style-name="T14">OGC</text:span></text:p>
        </text:list-item>
        <text:list-item>
          <text:p text:style-name="P5"><text:span text:style-name="T13">Cross-Browser: </text:span><text:span text:style-name="T14">IE 9+</text:span></text:p>
        </text:list-item>
        <text:list-item>
          <text:p text:style-name="P5"><text:span text:style-name="T13">Cross-Platform: </text:span><text:span text:style-name="T14">mobile und desktop</text:span></text:p>
        </text:list-item>
        <text:list-item>
          <text:p text:style-name="P5"><text:span text:style-name="T13">Verlässlich: Getestet </text:span><text:span text:style-name="T14">&amp; stabil</text:span></text:p>
        </text:list-item>
        <text:list-item>
          <text:p text:style-name="P5"><text:span text:style-name="T13">Gut dokumentiert: </text:span></text:p>
        </text:list-item>
      </text:list>
      <text:p text:style-name="P8"><text:span text:style-name="T14"/></text:p>
      <text:h text:style-name="P25" text:outline-level="4"><text:soft-page-break/><text:span text:style-name="T8">Verwendungsbeispiele</text:span></text:h>
      <text:p text:style-name="P2"><text:span text:style-name="T12"/></text:p>
      <text:p text:style-name="P7"><text:span text:style-name="T16">Beispiel: </text:span><text:span text:style-name="T14">super simple </text:span><text:span text:style-name="T16">(API!)</text:span></text:p>
      <text:p text:style-name="P9"><text:span text:style-name="T16">Beispiel: </text:span><text:span text:style-name="T14">igc </text:span><text:span text:style-name="T16">(50.000 vertizes)</text:span></text:p>
      <text:p text:style-name="P9"><text:span text:style-name="T16">Beispiel: </text:span><text:span text:style-name="T15">drag drop image </text:span><text:span text:style-name="T16">(formate &amp; interaktiv)</text:span></text:p>
      <text:p text:style-name="P9"><text:span text:style-name="T16"/></text:p>
      <text:p text:style-name="P9"><text:span text:style-name="T16">ogs (pluggable)</text:span></text:p>
      <text:p text:style-name="P9"><text:span text:style-name="T16"/></text:p>
      <text:p text:style-name="P9"><text:span text:style-name="T16">swisstopo (realworld)</text:span></text:p>
      <text:p text:style-name="P9"><text:span text:style-name="T16"/></text:p>
      <text:h text:style-name="P25" text:outline-level="4"><text:span text:style-name="T8">Technische Highlights</text:span></text:h>
      <text:p text:style-name="P7"><text:span text:style-name="T14">Layer spy + layer swipe</text:span></text:p>
      <text:p text:style-name="P7"><text:span text:style-name="T14">postprecompose</text:span></text:p>
      <text:p text:style-name="P7"><text:span text:style-name="T14"/></text:p>
      <text:p text:style-name="P7"><text:span text:style-name="T14">d3 example</text:span></text:p>
      <text:p text:style-name="P7"><text:span text:style-name="T14">ol.layer.Image</text:span></text:p>
      <text:p text:style-name="P7"><text:span text:style-name="T14">layergroup</text:span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1"/>
      <text:p text:style-name="P1">Kontakt zu <text:span text:style-name="T8">den</text:span> Autor<text:span text:style-name="T8">en</text:span>:</text:p>
      <text:p text:style-name="P21"><text:span text:style-name="T6">Marc Jansen</text:span></text:p>
      <text:p text:style-name="P21"><text:span text:style-name="T6">terrestris GmbH &amp; Co. KG</text:span></text:p>
      <text:p text:style-name="P21"><text:span text:style-name="T6">Pützchens Chaussee 56</text:span></text:p>
      <text:p text:style-name="P21"><text:span text:style-name="T6">53227 Bonn</text:span></text:p>
      <text:p text:style-name="P22"><text:span text:style-name="T7">+49 228 – 962 899 53</text:span></text:p>
      <text:p text:style-name="P19"><text:a xlink:type="simple" xlink:href="mailto:jansen@terrestris.de"><text:span text:style-name="T9">jansen@terrestris.de</text:span></text:a></text:p>
      <text:p text:style-name="P22"><text:span text:style-name="T7"/></text:p>
      <text:p text:style-name="P23"><text:span text:style-name="T8">Andreas Hocevar</text:span></text:p>
      <text:p text:style-name="P23"><text:span text:style-name="T8">Boundless</text:span></text:p>
      <text:p text:style-name="P23"><text:span text:style-name="T8">222 Broadway, 19th Floor</text:span></text:p>
      <text:p text:style-name="P23"><text:span text:style-name="T8">New York, NY 10038, USA</text:span></text:p>
      <text:p text:style-name="P23"><text:span text:style-name="T8">+1 877</text:span><text:span text:style-name="T7"> – </text:span><text:span text:style-name="T8">673-6436</text:span></text:p>
      <text:p text:style-name="P20"><text:a xlink:type="simple" xlink:href="mailto:ahocevar@boundlessgeo.com"><text:span text:style-name="T10">ahocevar@boundlessgeo.com</text:span></text:a></text:p>
      <text:p text:style-name="P23"><text:span text:style-name="T8"/></text:p>
      <text:p text:style-name="P1"/>
      <text:p text:style-name="P1">Literatur</text:p>
      <text:p text:style-name="P24"><text:soft-page-break/><text:span text:style-name="T3">[1] </text:span><text:span text:style-name="T2">Ramm, Ferderik; Topf, Jochen</text:span>: OpenStreetMap, Berlin, 20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" svg:font-family="'Droid Sans', 'Helvetica Neue', Helvetica, Arial, sans-serif"/>
    <style:font-face style:name="Lucidasans1" svg:font-family="Lucidasans"/>
    <style:font-face style:name="StarSymbol" svg:font-family="StarSymbol"/>
    <style:font-face style:name="cantarell" svg:font-family="cantarell, sans-serif"/>
    <style:font-face style:name="sans-serif" svg:font-family="sans-serif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cm" style:contextual-spacing="false" fo:text-align="justify" style:justify-single-word="false" fo:orphans="2" fo:widows="2" fo:hyphenation-ladder-count="no-limit" style:page-number="auto"/>
      <style:text-properties style:font-name="Arial" fo:font-size="11pt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class="text">
      <style:paragraph-properties fo:margin-top="0.423cm" fo:margin-bottom="0.212cm" style:contextual-spacing="false" fo:keep-with-next="always"/>
      <style:text-properties style:font-name="Arial1" fo:font-size="13pt" fo:font-weight="bold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10%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9pt" fo:font-weight="bold"/>
    </style:style>
    <style:style style:name="Footer" style:family="paragraph" style:parent-style-name="Standard" style:class="extra">
      <style:paragraph-properties fo:padding="0.199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bold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Frame_20_contents" style:display-name="Frame contents" style:family="paragraph" style:parent-style-name="Text_20_body" style:class="extra"/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Autor" style:family="paragraph" style:parent-style-name="Standard" style:next-style-name="Standard">
      <style:paragraph-properties fo:margin-top="0.199cm" fo:margin-bottom="0.499cm" style:contextual-spacing="false"/>
    </style:style>
    <style:style style:name="Header_20_right" style:display-name="Head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9pt" fo:font-weight="bold"/>
    </style:style>
    <style:style style:name="Autor-Kontakt" style:family="paragraph" style:parent-style-name="Text_20_body">
      <style:paragraph-properties fo:margin-left="1.499cm" fo:margin-right="0cm" fo:margin-top="0cm" fo:margin-bottom="0cm" style:contextual-spacing="false" fo:text-indent="0cm" style:auto-text-indent="true">
        <style:tab-stops/>
      </style:paragraph-properties>
    </style:style>
    <style:style style:name="Text" style:family="paragraph" style:parent-style-name="Caption" style:class="extra"/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 fo:background-color="transparent" style:shadow="none">
        <style:tab-stops/>
        <style:background-image/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teratur" style:family="paragraph" style:parent-style-name="Text_20_body" style:class="text" style:master-page-name="">
      <style:paragraph-properties style:page-number="auto"/>
      <style:text-properties fo:font-size="10pt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3cm" fo:margin-right="0.3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Header_20_left">
      <style:text-properties style:font-name="Nimbus Sans L" fo:font-size="12pt" fo:language="de" fo:country="DE" fo:font-weight="bold" style:font-size-asian="12pt" style:font-weight-asian="bold" style:font-size-complex="12pt" style:font-weight-complex="bold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/>
    </style:style>
    <style:style style:name="MP5" style:family="paragraph" style:parent-style-name="Header">
      <style:paragraph-properties fo:break-before="page"/>
      <style:text-properties fo:language="de" fo:country="DE"/>
    </style:style>
    <style:style style:name="MP6" style:family="paragraph" style:parent-style-name="Footer">
      <style:paragraph-properties>
        <style:tab-stops>
          <style:tab-stop style:position="7.752cm" style:type="center"/>
          <style:tab-stop style:position="16.999cm" style:type="right"/>
        </style:tab-stops>
      </style:paragraph-properties>
      <style:text-properties fo:language="de" fo:country="DE"/>
    </style:style>
    <style:style style:name="MP7" style:family="paragraph" style:parent-style-name="Footer">
      <style:paragraph-properties>
        <style:tab-stops>
          <style:tab-stop style:position="7.779cm" style:type="center"/>
          <style:tab-stop style:position="16.999cm" style:type="right"/>
        </style:tab-stops>
      </style:paragraph-properties>
      <style:text-properties fo:language="de" fo:country="DE"/>
    </style:style>
    <style:style style:name="MT1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Autor-Nachmane: Titel oder Kurztitel<text:span text:style-name="MT1"><text:tab/></text:span></text:p>
      </style:header>
      <style:header-left style:display="false">
        <text:p text:style-name="MP2"><text:span text:style-name="MT1"/></text:p>
      </style:header-left>
      <style:footer>
        <text:p text:style-name="MP3">FOSSGIS 2008 <text:tab/><text:tab/>Seite <text:page-number text:select-page="current"/><text:subject/></text:p>
      </style:footer>
      <style:footer-left style:display="false">
        <text:p text:style-name="MP4"><text:page-count>3</text:page-count></text:p>
      </style:footer-left>
    </style:master-page>
    <style:master-page style:name="Right_20_Page" style:display-name="Right Page" style:page-layout-name="Mpm2" style:next-style-name="Left_20_Page">
      <style:header>
        <text:p text:style-name="MP5"><text:chapter text:display="name" text:outline-level="1">OpenLayers 3 – Einführung, Verwendungsbeispiele und technische Highlights</text:chapter></text:p>
      </style:header>
      <style:footer>
        <text:p text:style-name="MP6">FOSSGIS <text:date style:data-style-name="N106" text:date-value="2014-01-24T11:11:28.99">2014</text:date><text:tab/> - <text:page-number text:select-page="current">3</text:page-number> -</text:p>
      </style:footer>
    </style:master-page>
    <style:master-page style:name="Left_20_Page" style:display-name="Left Page" style:page-layout-name="Mpm3" style:next-style-name="Right_20_Page">
      <style:header>
        <text:p text:style-name="MP5"><text:chapter text:display="name" text:outline-level="1">OpenLayers 3 – Einführung, Verwendungsbeispiele und technische Highlights</text:chapter></text:p>
      </style:header>
      <style:footer>
        <text:p text:style-name="MP7"><text:tab/>- <text:page-number text:select-page="current">2</text:page-number> -<text:tab/>FOSSGIS <text:date style:data-style-name="N106" text:date-value="2014-01-24T11:11:28.99">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14-01-24T10:24:49</meta:creation-date>
    <meta:editing-cycles>8</meta:editing-cycles>
    <meta:editing-duration>PT40M24S</meta:editing-duration>
    <meta:initial-creator>Marc Jansen</meta:initial-creator>
    <dc:date>2014-01-24T11:11:29</dc:date>
    <dc:creator>Marc Jansen</dc:creator>
    <meta:document-statistic meta:table-count="0" meta:image-count="0" meta:object-count="0" meta:page-count="3" meta:paragraph-count="56" meta:word-count="308" meta:character-count="2223" meta:non-whitespace-character-count="1967"/>
    <meta:user-defined meta:name="Info 1"/>
    <meta:user-defined meta:name="Info 2"/>
    <meta:user-defined meta:name="Info 3"/>
    <meta:user-defined meta:name="Info 4"/>
  </office:meta>
</office:document-meta>
</file>